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fill-color="#83caff" fo:min-height="7.674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style:font-name="Courier 10 Pitch" fo:font-size="13pt" style:font-size-asian="13pt" style:font-size-complex="13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style:font-name="Courier 10 Pitch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Courier 10 Pitch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style:font-name="Courier 10 Pitch" fo:font-size="14pt" style:font-size-asian="14pt" style:font-size-complex="14pt"/>
    </style:style>
    <style:style style:name="T8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2" xml:id="id7" draw:id="id7" draw:layer="layout" svg:width="4.2cm" svg:height="1.4cm" svg:x="5cm" svg:y="12.8cm">
          <text:p text:style-name="P2"><text:span text:style-name="T1">Map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cm" svg:height="1.6cm" svg:x="16.6cm" svg:y="12cm">
          <text:p text:style-name="P3"><text:span text:style-name="T2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3.8cm" svg:height="1.6cm" svg:x="13.8cm" svg:y="14.2cm">
          <text:p text:style-name="P3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8cm" svg:height="1.6cm" svg:x="19.6cm" svg:y="14.2cm">
          <text:p text:style-name="P3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3.8cm" svg:height="1.6cm" svg:x="11.4cm" svg:y="16.8cm">
          <text:p text:style-name="P3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3.8cm" svg:height="1.6cm" svg:x="15.8cm" svg:y="17cm">
          <text:p text:style-name="P3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3.8cm" svg:height="1.6cm" svg:x="20.8cm" svg:y="17cm">
          <text:p text:style-name="P3"><text:span text:style-name="T2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4" draw:text-style-name="P4" draw:layer="layout" svg:x1="20.4cm" svg:y1="12.8cm" svg:x2="21.5cm" svg:y2="14.2cm" draw:start-shape="id1" draw:end-shape="id3" svg:d="M20400 12800h1100v1400" svg:viewBox="0 0 1101 1401">
          <text:p/>
        </draw:connector>
        <draw:connector draw:style-name="gr4" draw:text-style-name="P4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4" draw:text-style-name="P4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4" draw:text-style-name="P4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5" draw:text-style-name="P3" xml:id="id8" draw:id="id8" draw:layer="layout" svg:width="3.8cm" svg:height="1.6cm" svg:x="3.599cm" svg:y="14.799cm">
          <text:p text:style-name="P3"><text:span text:style-name="T2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6" draw:text-style-name="P4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5" draw:text-style-name="P3" xml:id="id9" draw:id="id9" draw:layer="layout" svg:width="3.8cm" svg:height="1.6cm" svg:x="3.399cm" svg:y="16.999cm">
          <text:p text:style-name="P3"><text:span text:style-name="T2">Nodo Li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3">idr</text:span> para implementar los mapas.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6" draw:layer="layout" svg:width="12.297cm" svg:height="12.179cm" svg:x="1.4cm" svg:y="5cm" presentation:class="outline">
          <draw:text-box>
            <text:list text:style-name="L2">
              <text:list-header>
                <text:p><text:span text:style-name="T4">Mapa</text:span></text:p>
                <text:p><text:span text:style-name="T4"/></text:p>
                <text:p text:style-name="P5"><text:span text:style-name="T5">struct idr {</text:span></text:p>
                <text:p text:style-name="P5"><text:span text:style-name="T5"><text:s text:c="4"/></text:span><text:span text:style-name="T5">struct idr_layer *hint;</text:span></text:p>
                <text:p text:style-name="P5"><text:span text:style-name="T5"><text:s text:c="4"/></text:span><text:span text:style-name="T5">struct idr_layer *top;</text:span></text:p>
                <text:p text:style-name="P5"><text:span text:style-name="T5"><text:s text:c="4"/></text:span><text:span text:style-name="T5">int layers;</text:span><text:span text:style-name="T5"><text:tab/></text:span><text:span text:style-name="T5"><text:tab/></text:span></text:p>
                <text:p text:style-name="P5"><text:span text:style-name="T5"><text:s text:c="4"/></text:span><text:span text:style-name="T5">int cur;</text:span><text:span text:style-name="T5"><text:tab/></text:span></text:p>
                <text:p text:style-name="P5"><text:span text:style-name="T5"><text:s text:c="4"/></text:span><text:span text:style-name="T5">spinlock_t lock;</text:span><text:span text:style-name="T5"><text:tab/></text:span><text:span text:style-name="T5"><text:tab/></text:span></text:p>
                <text:p text:style-name="P5"><text:span text:style-name="T5"><text:s text:c="4"/></text:span><text:span text:style-name="T5">int id_free_cnt;</text:span><text:span text:style-name="T5"><text:tab/></text:span></text:p>
                <text:p text:style-name="P5"><text:span text:style-name="T5"><text:s text:c="4"/></text:span><text:span text:style-name="T5">struct idr_layer *id_free;</text:span></text:p>
                <text:p text:style-name="P5"><text:span text:style-name="T5">};</text:span></text:p>
              </text:list-header>
            </text:list>
          </draw:text-box>
        </draw:frame>
        <draw:frame presentation:style-name="pr5" draw:text-style-name="P8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Nodo</text:span></text:p>
                <text:p><text:span text:style-name="T6"/></text:p>
                <text:p text:style-name="P7"><text:span text:style-name="T7">struct idr_layer {</text:span></text:p>
                <text:p text:style-name="P7"><text:span text:style-name="T7"><text:s text:c="2"/></text:span><text:span text:style-name="T7">int prefix;</text:span><text:span text:style-name="T7"><text:tab/></text:span><text:span text:style-name="T7">// UID</text:span></text:p>
                <text:p text:style-name="P7"><text:span text:style-name="T7"><text:s text:c="2"/></text:span><text:span text:style-name="T7">int layer;</text:span><text:span text:style-name="T7"><text:tab/></text:span><text:span text:style-name="T7"><text:tab/></text:span><text:span text:style-name="T7">// Distancia hojas</text:span></text:p>
                <text:p text:style-name="P7"><text:span text:style-name="T7"><text:s text:c="2"/></text:span><text:span text:style-name="T7">struct idr_layer *ary[1&lt;&lt;IDR_BITS];</text:span></text:p>
                <text:p text:style-name="P7"><text:span text:style-name="T7"><text:s text:c="2"/></text:span><text:span text:style-name="T7">int count;</text:span></text:p>
                <text:p text:style-name="P7"><text:span text:style-name="T7"><text:s text:c="2"/></text:span><text:span text:style-name="T7">union {</text:span></text:p>
                <text:p text:style-name="P7"><text:span text:style-name="T7"><text:s text:c="4"/></text:span><text:span text:style-name="T7">DECLARE_BITMAP(bitmap, IDR_SIZE);</text:span></text:p>
                <text:p text:style-name="P7"><text:span text:style-name="T7"><text:s text:c="4"/></text:span><text:span text:style-name="T7">struct rcu_head rcu_head;</text:span></text:p>
                <text:p text:style-name="P7"><text:span text:style-name="T7"><text:s text:c="2"/></text:span><text:span text:style-name="T7">};</text:span></text:p>
                <text:p text:style-name="P7"><text:span text:style-name="T7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 text:style-name="P9"><text:span text:style-name="T8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8">int id;</text:span></text:p>
                <text:p text:style-name="P10"><text:span text:style-name="T8">struct idr idr_huh;</text:span></text:p>
                <text:p text:style-name="P10"><text:span text:style-name="T8">struct my_struct *ptr = ...;</text:span></text:p>
                <text:p text:style-name="P10"><text:span text:style-name="T8">/** Inicialización **/</text:span></text:p>
                <text:p text:style-name="P10"><text:span text:style-name="T8">idr_init(&amp;idr_huh);</text:span></text:p>
                <text:p text:style-name="P10"><text:span text:style-name="T8">/** Inserción **/</text:span></text:p>
                <text:p text:style-name="P10"><text:span text:style-name="T8">do{</text:span></text:p>
                <text:p text:style-name="P10"><text:span text:style-name="T8"><text:s text:c="2"/></text:span><text:span text:style-name="T8">if(!idr_pre_get(&amp;idr_huh, GFP_KERNEL))</text:span></text:p>
                <text:p text:style-name="P10"><text:span text:style-name="T8"><text:s text:c="4"/></text:span><text:span text:style-name="T8">return -ENOSPC;</text:span></text:p>
                <text:p text:style-name="P10"><text:span text:style-name="T8"><text:s text:c="2"/></text:span><text:span text:style-name="T8">ret = idr_get_new(&amp;idr_huh, (void *)ptr, &amp;id);</text:span></text:p>
                <text:p text:style-name="P10"><text:span text:style-name="T8">}while(ret == -EAGAIN);</text:span></text:p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 text:style-name="P9"><text:span text:style-name="T8"><text:s/></text:span></text:p>
              </text:list-header>
            </text:list>
          </draw:text-box>
        </draw:frame>
        <draw:frame draw:style-name="gr7" draw:text-style-name="P9" draw:layer="layout" svg:width="15.185cm" svg:height="8.957cm" svg:x="1.615cm" svg:y="6.8cm">
          <draw:text-box>
            <text:list text:style-name="L2">
              <text:list-header>
                <text:p text:style-name="P9"><text:span text:style-name="T8">/** Consulta **/</text:span></text:p>
                <text:p text:style-name="P9"><text:span text:style-name="T8">ptr = (struct my_struct *)idr_find(&amp;idr_huh, id);</text:span></text:p>
                <text:p text:style-name="P9"><text:span text:style-name="T8">if(!ptr)</text:span></text:p>
                <text:list>
                  <text:list-header>
                    <text:p text:style-name="P9"><text:span text:style-name="T8">return -EINVAL;</text:span></text:p>
                  </text:list-header>
                </text:list>
                <text:p text:style-name="P9"><text:span text:style-name="T8">/** Eliminación de id **/</text:span></text:p>
                <text:p text:style-name="P9"><text:span text:style-name="T8">idr_remove(&amp;idr_huh, id);</text:span></text:p>
                <text:p text:style-name="P9"><text:span text:style-name="T8">/** Eliminación de mapa **/</text:span></text:p>
                <text:p text:style-name="P9"><text:span text:style-name="T8">// idr_remove_all(&amp;idr_huh); //Necesita vaciarse</text:span></text:p>
                <text:p text:style-name="P9"><text:span text:style-name="T8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3T13:12:24.770990707</dc:date>
    <dc:creator>Miguel Romero</dc:creator>
    <meta:editing-duration>PT2H16M28S</meta:editing-duration>
    <meta:editing-cycles>23</meta:editing-cycles>
    <meta:generator>LibreOffice/4.3.3.2$Linux_X86_64 LibreOffice_project/430m0$Build-2</meta:generator>
    <meta:document-statistic meta:object-count="93"/>
  </office:meta>
</office:document-meta>
</file>